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ec6c" officeooo:paragraph-rsid="0007ec6c"/>
    </style:style>
    <style:style style:name="P2" style:family="paragraph" style:parent-style-name="Standard">
      <style:text-properties officeooo:rsid="0008999b" officeooo:paragraph-rsid="0008999b"/>
    </style:style>
    <style:style style:name="P3" style:family="paragraph" style:parent-style-name="Standard">
      <style:text-properties officeooo:rsid="0008999b" officeooo:paragraph-rsid="0008999b"/>
    </style:style>
    <style:style style:name="P4" style:family="paragraph" style:parent-style-name="Standard">
      <style:text-properties officeooo:rsid="000b0534" officeooo:paragraph-rsid="000b053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ERE DOES YOUR FATHER WORK?</text:p>
      <text:p text:style-name="P1">DO YOU HAVE CEREAL FOR BREAKFAST?</text:p>
      <text:p text:style-name="P1">WHERE DID YOU GO FOR YOUR LAST HOLIDAY?</text:p>
      <text:p text:style-name="P2">Do you go to</text:p>
      <text:p text:style-name="P2">do you sleep</text:p>
      <text:p text:style-name="P2">do you play</text:p>
      <text:p text:style-name="P2">do you like watching</text:p>
      <text:p text:style-name="P2">did you go</text:p>
      <text:p text:style-name="P2"/>
      <text:p text:style-name="P4">se218gp</text:p>
      <text:p text:style-name="P4">07700987782</text:p>
      <text:p text:style-name="P4">jvine64@kings.co.uk</text:p>
      <text:p text:style-name="P4">rathbone??</text:p>
      <text:p text:style-name="P4">16 <text:span text:style-name="T2">Russel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20:17:45.549700763</meta:creation-date>
    <dc:date>2022-09-28T18:26:44.311037593</dc:date>
    <meta:editing-duration>PT15M28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13" meta:word-count="42" meta:character-count="222" meta:non-whitespace-character-count="193"/>
  </office:meta>
</office:document-meta>
</file>